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A400002EE600002167E0D33711.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cm" fo:margin-bottom="0cm" fo:line-height="100%" fo:background-color="transparent">
        <style:drop-cap/>
        <style:background-image/>
      </style:paragraph-properties>
      <style:text-properties style:font-name="Arial" fo:font-size="10pt" style:font-size-asian="10pt" style:font-size-complex="10pt"/>
    </style:style>
    <style:style style:name="P2" style:family="paragraph" style:parent-style-name="Standard">
      <style:paragraph-properties fo:margin-top="0cm" fo:margin-bottom="0cm" fo:line-height="100%" fo:background-color="transparent">
        <style:drop-cap/>
        <style:background-image/>
      </style:paragraph-properties>
      <style:text-properties style:font-name="Arial" fo:font-size="10pt" fo:font-weight="normal" style:font-size-asian="10pt" style:font-weight-asian="normal" style:font-size-complex="10pt" style:font-weight-complex="normal"/>
    </style:style>
    <style:style style:name="P3" style:family="paragraph" style:parent-style-name="Standard">
      <style:paragraph-properties fo:margin-top="0cm" fo:margin-bottom="0cm" fo:line-height="100%"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fo:font-weight="bold" style:font-size-asian="10pt" style:font-weight-asian="bold" style:font-size-complex="10pt" style:font-weight-complex="bold"/>
    </style:style>
    <style:style style:name="P5" style:family="paragraph" style:parent-style-name="Standard">
      <style:paragraph-properties fo:margin-top="0cm" fo:margin-bottom="0cm" fo:line-height="100%"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6"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style:font-size-asian="10pt" style:font-size-complex="10pt"/>
    </style:style>
    <style:style style:name="P7" style:family="paragraph" style:parent-style-name="Standard">
      <style:paragraph-properties fo:margin-top="0cm" fo:margin-bottom="0cm" fo:line-height="100%"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8" style:family="paragraph" style:parent-style-name="Standard">
      <style:paragraph-properties fo:margin-top="0cm" fo:margin-bottom="0cm"/>
      <style:text-properties fo:font-variant="normal" fo:text-transform="none" style:font-name="Arial" fo:font-size="10pt" fo:language="de" fo:country="DE" style:font-size-asian="10pt" style:font-size-complex="10pt"/>
    </style:style>
    <style:style style:name="P9" style:family="paragraph" style:parent-style-name="Standard">
      <style:paragraph-properties fo:margin-top="0cm" fo:margin-bottom="0cm"/>
      <style:text-properties style:font-name="Arial" fo:font-size="10pt" style:font-size-asian="10pt" style:font-size-complex="10pt"/>
    </style:style>
    <style:style style:name="P10" style:family="paragraph" style:parent-style-name="Standard">
      <style:paragraph-properties fo:margin-top="0cm" fo:margin-bottom="0cm"/>
      <style:text-properties style:font-name="Arial" fo:font-size="10pt" fo:language="de" fo:country="DE" style:font-size-asian="10pt" style:font-size-complex="10pt"/>
    </style:style>
    <style:style style:name="P11" style:family="paragraph" style:parent-style-name="Standard">
      <style:paragraph-properties fo:margin-top="0cm" fo:margin-bottom="0cm"/>
      <style:text-properties style:font-name="Arial" fo:font-size="10pt" fo:language="de" fo:country="DE" fo:font-weight="normal" style:font-size-asian="10pt" style:font-weight-asian="normal" style:font-size-complex="10pt" style:font-weight-complex="normal"/>
    </style:style>
    <style:style style:name="P12" style:family="paragraph" style:parent-style-name="Standard">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top="0cm" fo:margin-bottom="0cm" fo:line-height="100%"/>
      <style:text-properties style:font-name="Arial"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top="0cm" fo:margin-bottom="0cm"/>
      <style:text-properties style:font-name="Arial" fo:font-size="10pt" fo:font-weight="bold" style:font-size-asian="10pt" style:font-weight-asian="bold" style:font-name-complex="Tahoma" style:font-size-complex="10pt"/>
    </style:style>
    <style:style style:name="P15" style:family="paragraph" style:parent-style-name="Standard">
      <style:paragraph-properties fo:margin-top="0cm" fo:margin-bottom="0cm"/>
      <style:text-properties style:font-name="Arial" fo:font-size="10pt" fo:language="de" fo:country="AT" style:font-size-asian="10pt" style:font-size-complex="10pt"/>
    </style:style>
    <style:style style:name="P16" style:family="paragraph" style:parent-style-name="Standard">
      <style:paragraph-properties fo:margin-top="0cm" fo:margin-bottom="0cm"/>
      <style:text-properties style:font-name="Arial" fo:font-size="10pt" fo:language="de" fo:country="AT" style:text-underline-style="solid" style:text-underline-width="auto" style:text-underline-color="font-color" style:font-size-asian="10pt" style:font-size-complex="10pt"/>
    </style:style>
    <style:style style:name="P17" style:family="paragraph" style:parent-style-name="Standard">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top="0cm" fo:margin-bottom="0cm" fo:line-height="100%"/>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19" style:family="paragraph" style:parent-style-name="Heading_20_2">
      <style:paragraph-properties fo:margin-top="0cm" fo:margin-bottom="0cm"/>
      <style:text-properties style:font-name="Arial" fo:font-size="10pt" fo:language="de" fo:country="AT" style:font-size-asian="10pt" style:font-size-complex="10pt"/>
    </style:style>
    <style:style style:name="P20" style:family="paragraph" style:parent-style-name="Heading_20_2">
      <style:paragraph-properties fo:margin-top="0cm" fo:margin-bottom="0cm"/>
      <style:text-properties style:font-name="Arial" fo:font-size="10pt" fo:language="de" fo:country="AT" fo:font-weight="normal" style:font-size-asian="10pt" style:font-weight-asian="normal" style:font-size-complex="10pt" style:font-weight-complex="normal"/>
    </style:style>
    <style:style style:name="P21"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font-weight="bold" style:font-size-asian="10pt" style:font-weight-asian="bold" style:font-size-complex="10pt" style:font-weight-complex="bold"/>
    </style:style>
    <style:style style:name="P22" style:family="paragraph" style:parent-style-name="Standard" style:master-page-name="">
      <style:paragraph-properties fo:margin-top="0cm" fo:margin-bottom="0cm" fo:line-height="100%" style:page-number="auto" fo:background-color="transparent">
        <style:drop-cap/>
        <style:background-image/>
      </style:paragraph-properties>
      <style:text-properties style:font-name="Arial" fo:font-size="10pt" fo:language="de" fo:country="DE" fo:font-weight="normal" style:font-size-asian="10pt" style:font-weight-asian="normal" style:font-size-complex="10pt" style:font-weight-complex="normal"/>
    </style:style>
    <style:style style:name="P23" style:family="paragraph" style:parent-style-name="Standard">
      <style:paragraph-properties fo:margin-top="0cm" fo:margin-bottom="0cm" fo:break-before="page"/>
      <style:text-properties style:font-name="Arial" fo:font-size="10pt" fo:language="de" fo:country="AT" fo:font-weight="bold" style:font-size-asian="10pt" style:font-weight-asian="bold" style:font-size-complex="10pt" style:font-weight-complex="bold"/>
    </style:style>
    <style:style style:name="P24"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25" style:family="paragraph" style:parent-style-name="Standard">
      <style:paragraph-properties fo:margin-top="0cm" fo:margin-bottom="0cm" fo:padding="0.074cm" fo:border-left="none" fo:border-right="none" fo:border-top="none" fo:border-bottom="0.002cm solid #000000" style:join-border="false"/>
      <style:text-properties style:font-name="Arial" fo:font-size="10pt" fo:language="de" fo:country="DE" fo:font-weight="bold" style:font-size-asian="10pt" style:font-weight-asian="bold" style:font-size-complex="10pt" style:font-weight-complex="bold"/>
    </style:style>
    <style:style style:name="P26" style:family="paragraph" style:parent-style-name="Standard">
      <style:paragraph-properties fo:margin-top="0cm" fo:margin-bottom="0cm" fo:line-height="100%" fo:padding="0.074cm" fo:border-left="none" fo:border-right="none" fo:border-top="none" fo:border-bottom="0.002cm solid #000000" style:join-border="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cm" fo:margin-bottom="0cm" fo:text-align="justify" style:justify-single-word="false"/>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635cm" fo:margin-right="0cm" fo:margin-top="0cm" fo:margin-bottom="0cm" fo:text-indent="0cm" style:auto-text-indent="false"/>
      <style:text-properties style:font-name="Arial" fo:font-size="10pt" style:font-size-asian="10pt" style:font-size-complex="10pt"/>
    </style:style>
    <style:style style:name="P31" style:family="paragraph" style:parent-style-name="List_20_Paragraph">
      <style:paragraph-properties fo:margin-left="0cm" fo:margin-right="0cm" fo:margin-top="0cm" fo:margin-bottom="0cm" fo:text-indent="0cm" style:auto-text-indent="false"/>
      <style:text-properties style:font-name="Arial" fo:font-size="10pt" fo:language="de" fo:country="AT" style:font-size-asian="10pt" style:font-size-complex="10pt"/>
    </style:style>
    <style:style style:name="P32" style:family="paragraph" style:parent-style-name="List_20_Paragraph">
      <style:paragraph-properties fo:margin-left="0cm" fo:margin-right="0cm" fo:margin-top="0cm" fo:margin-bottom="0cm" fo:text-indent="0cm" style:auto-text-indent="false"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33" style:family="paragraph" style:parent-style-name="Standard">
      <style:paragraph-properties fo:margin-left="0.021cm" fo:margin-right="0cm" fo:margin-top="0cm" fo:margin-bottom="0cm" fo:text-indent="0cm" style:auto-text-indent="false"/>
      <style:text-properties style:font-name="Arial" fo:font-size="10pt" style:font-size-asian="10pt" style:font-size-complex="10pt"/>
    </style:style>
    <style:style style:name="P34" style:family="paragraph" style:parent-style-name="Standard">
      <style:paragraph-properties fo:margin-left="0.021cm" fo:margin-right="0cm" fo:margin-top="0cm" fo:margin-bottom="0cm" fo:text-indent="0cm" style:auto-text-indent="false"/>
      <style:text-properties style:font-name="Arial" fo:font-size="10pt" style:text-underline-style="solid" style:text-underline-width="auto" style:text-underline-color="font-color" style:font-size-asian="10pt" style:font-size-complex="10pt"/>
    </style:style>
    <style:style style:name="P35" style:family="paragraph" style:parent-style-name="Standard">
      <style:paragraph-properties fo:margin-left="0.021cm" fo:margin-right="0cm" fo:margin-top="0cm" fo:margin-bottom="0cm" fo:text-indent="0cm" style:auto-text-indent="false"/>
      <style:text-properties style:font-name="Arial" fo:font-size="10pt" fo:language="de" fo:country="AT" fo:font-weight="bold" style:font-size-asian="10pt" style:font-weight-asian="bold" style:font-size-complex="10pt" style:font-weight-complex="bold"/>
    </style:style>
    <style:style style:name="P36" style:family="paragraph" style:parent-style-name="Standard">
      <style:paragraph-properties fo:margin-left="0.021cm" fo:margin-right="0cm" fo:margin-top="0cm" fo:margin-bottom="0cm" fo:text-indent="0cm" style:auto-text-indent="false"/>
      <style:text-properties style:font-name="Arial" fo:font-size="10pt" fo:font-weight="normal" style:font-size-asian="10pt" style:font-weight-asian="normal" style:font-size-complex="10pt" style:font-weight-complex="normal"/>
    </style:style>
    <style:style style:name="P37" style:family="paragraph" style:parent-style-name="Standard">
      <style:paragraph-properties fo:margin-left="0.021cm" fo:margin-right="0cm" fo:margin-top="0cm" fo:margin-bottom="0cm" fo:line-height="100%" fo:text-indent="0cm" style:auto-text-indent="false" fo:background-color="transparent">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38" style:family="paragraph" style:parent-style-name="Standard">
      <style:paragraph-properties fo:margin-left="0.021cm" fo:margin-right="0cm" fo:margin-top="0cm" fo:margin-bottom="0cm" fo:line-height="100%" fo:text-indent="0cm" style:auto-text-indent="false" fo:background-color="transparent" fo:padding="0.074cm" fo:border-left="none" fo:border-right="none" fo:border-top="none" fo:border-bottom="0.002cm solid #000000" style:join-border="false">
        <style:drop-cap/>
        <style:background-image/>
      </style:paragraph-properties>
      <style:text-properties style:font-name="Arial" fo:font-size="10pt" fo:language="de" fo:country="AT" fo:font-weight="normal" style:font-size-asian="10pt" style:font-weight-asian="normal" style:font-size-complex="10pt" style:font-weight-complex="normal"/>
    </style:style>
    <style:style style:name="P39" style:family="paragraph" style:parent-style-name="Standard">
      <style:paragraph-properties fo:margin-left="0.021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size-complex="10pt"/>
    </style:style>
    <style:style style:name="P40" style:family="paragraph" style:parent-style-name="Standard">
      <style:paragraph-properties fo:margin-left="1.244cm" fo:margin-right="0cm" fo:margin-top="0cm" fo:margin-bottom="0cm" fo:text-indent="-1.244cm" style:auto-text-indent="false" fo:padding="0.074cm" fo:border-left="none" fo:border-right="none" fo:border-top="none" fo:border-bottom="0.002cm solid #000000" style:join-border="false"/>
      <style:text-properties style:font-name="Arial" fo:font-size="10pt" fo:language="de" fo:country="AT" style:font-size-asian="10pt" style:font-size-complex="10pt"/>
    </style:style>
    <style:style style:name="P41" style:family="paragraph" style:parent-style-name="Standard">
      <style:paragraph-properties fo:margin-left="1.244cm" fo:margin-right="0cm" fo:margin-top="0cm" fo:margin-bottom="0cm" fo:text-indent="-1.244cm" style:auto-text-indent="false"/>
      <style:text-properties style:font-name="Arial" fo:font-size="10pt" fo:language="de" fo:country="AT" style:font-size-asian="10pt" style:font-size-complex="10pt"/>
    </style:style>
    <style:style style:name="P42" style:family="paragraph" style:parent-style-name="Standard" style:list-style-name="L1">
      <style:paragraph-properties fo:margin-top="0cm" fo:margin-bottom="0cm">
        <style:tab-stops/>
      </style:paragraph-properties>
      <style:text-properties style:font-name="Arial" fo:font-size="10pt" style:font-size-asian="10pt" style:font-name-complex="Tahoma" style:font-size-complex="10pt"/>
    </style:style>
    <style:style style:name="P43" style:family="paragraph" style:parent-style-name="Standard" style:list-style-name="L2">
      <style:paragraph-properties fo:margin-top="0cm" fo:margin-bottom="0cm" fo:line-height="100%">
        <style:tab-stops/>
      </style:paragraph-properties>
      <style:text-properties style:font-name="Arial" fo:font-size="10pt" style:font-size-asian="10pt" style:font-name-complex="Tahoma" style:font-size-complex="10pt"/>
    </style:style>
    <style:style style:name="P44" style:family="paragraph" style:parent-style-name="Standard" style:list-style-name="L15">
      <style:paragraph-properties fo:margin-top="0cm" fo:margin-bottom="0cm" fo:line-height="100%"/>
      <style:text-properties style:font-name="Arial" fo:font-size="10pt" style:font-size-asian="10pt" style:font-name-complex="Tahoma" style:font-size-complex="10pt"/>
    </style:style>
    <style:style style:name="P45" style:family="paragraph" style:parent-style-name="Standard" style:list-style-name="L16">
      <style:paragraph-properties fo:margin-top="0cm" fo:margin-bottom="0cm" fo:line-height="100%"/>
      <style:text-properties style:font-name="Arial" fo:font-size="10pt" style:font-size-asian="10pt" style:font-name-complex="Tahoma" style:font-size-complex="10pt"/>
    </style:style>
    <style:style style:name="P46" style:family="paragraph" style:parent-style-name="Standard" style:list-style-name="L4">
      <style:paragraph-properties fo:margin-top="0cm" fo:margin-bottom="0cm" fo:line-height="100%"/>
      <style:text-properties style:font-name="Arial" fo:font-size="10pt" style:font-size-asian="10pt" style:font-size-complex="10pt"/>
    </style:style>
    <style:style style:name="P47" style:family="paragraph" style:parent-style-name="Standard" style:list-style-name="L5">
      <style:paragraph-properties fo:margin-top="0cm" fo:margin-bottom="0cm" fo:line-height="100%"/>
      <style:text-properties style:font-name="Arial" fo:font-size="10pt" style:font-size-asian="10pt" style:font-size-complex="10pt"/>
    </style:style>
    <style:style style:name="P48" style:family="paragraph" style:parent-style-name="Standard" style:list-style-name="L24">
      <style:paragraph-properties fo:margin-top="0cm" fo:margin-bottom="0cm"/>
      <style:text-properties style:font-name="Arial" fo:font-size="10pt" style:font-size-asian="10pt" style:font-size-complex="10pt"/>
    </style:style>
    <style:style style:name="P49" style:family="paragraph" style:parent-style-name="Standard" style:list-style-name="L8">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Standard" style:list-style-name="L9">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Standard" style:list-style-name="L10">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Standard" style:list-style-name="L11">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3" style:family="paragraph" style:parent-style-name="Standard" style:list-style-name="L12">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13">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list-style-name="L14">
      <style:paragraph-properties fo:margin-top="0cm" fo:margin-bottom="0cm" fo:line-height="100%"/>
      <style:text-properties style:font-name="Arial"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cm" fo:margin-bottom="0cm" fo:text-align="start"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list-style-name="L3">
      <style:paragraph-properties fo:margin-left="0.021cm" fo:margin-right="0cm" fo:margin-top="0cm" fo:margin-bottom="0cm" fo:line-height="100%" fo:text-indent="0cm" style:auto-text-indent="false"/>
      <style:text-properties style:font-name="Arial" fo:font-size="10pt" fo:font-weight="bold" style:font-size-asian="10pt" style:font-weight-asian="bold" style:font-size-complex="10pt"/>
    </style:style>
    <style:style style:name="P58" style:family="paragraph" style:parent-style-name="Standard" style:list-style-name="L17">
      <style:paragraph-properties fo:margin-left="0.021cm" fo:margin-right="0cm" fo:margin-top="0cm" fo:margin-bottom="0cm" fo:line-height="100%" fo:text-indent="0cm" style:auto-text-indent="false"/>
      <style:text-properties style:font-name="Arial" fo:font-size="10pt" fo:font-weight="bold" style:font-size-asian="10pt" style:font-weight-asian="bold" style:font-size-complex="10pt"/>
    </style:style>
    <style:style style:name="P59" style:family="paragraph" style:parent-style-name="Standard">
      <style:paragraph-properties fo:margin-left="0.021cm" fo:margin-right="0cm" fo:margin-top="0cm" fo:margin-bottom="0cm" fo:text-indent="0cm" style:auto-text-indent="false"/>
      <style:text-properties style:font-name="Arial" fo:font-size="10pt" style:font-size-asian="10pt" style:font-size-complex="10pt"/>
    </style:style>
    <style:style style:name="P60" style:family="paragraph" style:parent-style-name="Standard" style:list-style-name="L6">
      <style:paragraph-properties fo:margin-left="0.021cm" fo:margin-right="0cm" fo:margin-top="0cm" fo:margin-bottom="0cm" fo:line-height="100%" fo:text-indent="0cm" style:auto-text-indent="false"/>
      <style:text-properties style:font-name="Arial" fo:font-size="10pt" style:font-size-asian="10pt" style:font-size-complex="10pt"/>
    </style:style>
    <style:style style:name="P61" style:family="paragraph" style:parent-style-name="Standard" style:list-style-name="L17">
      <style:paragraph-properties fo:margin-left="0.021cm" fo:margin-right="0cm" fo:margin-top="0cm" fo:margin-bottom="0cm" fo:line-height="100%" fo:text-indent="0cm" style:auto-text-indent="false"/>
      <style:text-properties style:font-name="Arial" fo:font-size="10pt" style:font-size-asian="10pt" style:font-size-complex="10pt"/>
    </style:style>
    <style:style style:name="P62" style:family="paragraph" style:parent-style-name="Standard">
      <style:paragraph-properties fo:margin-left="0.021cm" fo:margin-right="0cm" fo:margin-top="0cm" fo:margin-bottom="0cm" fo:text-indent="0cm" style:auto-text-indent="false" fo:padding="0.074cm" fo:border-left="none" fo:border-right="none" fo:border-top="none" fo:border-bottom="0.002cm solid #000000" style:join-border="false"/>
      <style:text-properties style:font-name="Arial" fo:font-size="10pt" style:font-size-asian="10pt" style:font-size-complex="10pt"/>
    </style:style>
    <style:style style:name="P63" style:family="paragraph" style:parent-style-name="Standard" style:list-style-name="L17">
      <style:paragraph-properties fo:margin-left="0cm" fo:margin-right="0cm" fo:margin-top="0cm" fo:margin-bottom="0cm" fo:line-height="100%" fo:text-indent="0cm" style:auto-text-indent="false"/>
      <style:text-properties style:font-name="Arial" fo:font-size="10pt" fo:font-weight="bold" style:font-size-asian="10pt" style:font-weight-asian="bold" style:font-size-complex="10pt"/>
    </style:style>
    <style:style style:name="P64" style:family="paragraph" style:parent-style-name="Text_20_body" style:list-style-name="L7">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5" style:family="paragraph" style:parent-style-name="List_20_Paragraph" style:list-style-name="L18">
      <style:paragraph-properties fo:margin-top="0cm" fo:margin-bottom="0cm"/>
      <style:text-properties style:font-name="Arial" fo:font-size="10pt" fo:language="de" fo:country="AT" style:font-size-asian="10pt" style:font-size-complex="10pt"/>
    </style:style>
    <style:style style:name="P66" style:family="paragraph" style:parent-style-name="List_20_Paragraph" style:list-style-name="L19">
      <style:paragraph-properties fo:margin-top="0cm" fo:margin-bottom="0cm"/>
      <style:text-properties style:font-name="Arial" fo:font-size="10pt" fo:language="de" fo:country="AT" style:font-size-asian="10pt" style:font-size-complex="10pt"/>
    </style:style>
    <style:style style:name="P67" style:family="paragraph" style:parent-style-name="List_20_Paragraph" style:list-style-name="L20">
      <style:paragraph-properties fo:margin-top="0cm" fo:margin-bottom="0cm"/>
      <style:text-properties style:font-name="Arial" fo:font-size="10pt" fo:language="de" fo:country="AT" style:font-size-asian="10pt" style:font-size-complex="10pt"/>
    </style:style>
    <style:style style:name="P68" style:family="paragraph" style:parent-style-name="List_20_Paragraph" style:list-style-name="L21">
      <style:paragraph-properties fo:margin-top="0cm" fo:margin-bottom="0cm"/>
      <style:text-properties style:font-name="Arial" fo:font-size="10pt" fo:language="de" fo:country="AT" style:font-size-asian="10pt" style:font-size-complex="10pt"/>
    </style:style>
    <style:style style:name="P69" style:family="paragraph" style:parent-style-name="List_20_Paragraph" style:list-style-name="L22">
      <style:paragraph-properties fo:margin-top="0cm" fo:margin-bottom="0cm"/>
      <style:text-properties style:font-name="Arial" fo:font-size="10pt" fo:language="de" fo:country="AT" style:font-size-asian="10pt" style:font-size-complex="10pt"/>
    </style:style>
    <style:style style:name="P70" style:family="paragraph" style:parent-style-name="List_20_Paragraph" style:list-style-name="L23">
      <style:paragraph-properties fo:margin-top="0cm" fo:margin-bottom="0cm"/>
      <style:text-properties style:font-name="Arial" fo:font-size="10pt" fo:language="de" fo:country="AT" style:font-size-asian="10pt" style:font-size-complex="10pt"/>
    </style:style>
    <style:style style:name="P71" style:family="paragraph" style:parent-style-name="List_20_Paragraph" style:list-style-name="L25">
      <style:paragraph-properties fo:margin-top="0cm" fo:margin-bottom="0cm"/>
      <style:text-properties style:font-name="Arial" fo:font-size="10pt" fo:language="de" fo:country="AT" style:font-size-asian="10pt" style:font-size-complex="10pt"/>
    </style:style>
    <style:style style:name="P72" style:family="paragraph" style:parent-style-name="List_20_Paragraph" style:list-style-name="L26">
      <style:paragraph-properties fo:margin-top="0cm" fo:margin-bottom="0cm"/>
      <style:text-properties style:font-name="Arial" fo:font-size="10pt" fo:language="de" fo:country="AT" style:font-size-asian="10pt" style:font-size-complex="10pt"/>
    </style:style>
    <style:style style:name="P73" style:family="paragraph" style:parent-style-name="List_20_Paragraph" style:list-style-name="L27">
      <style:paragraph-properties fo:margin-top="0cm" fo:margin-bottom="0cm"/>
      <style:text-properties style:font-name="Arial" fo:font-size="10pt" fo:language="de" fo:country="AT" style:font-size-asian="10pt" style:font-size-complex="10pt"/>
    </style:style>
    <style:style style:name="P74" style:family="paragraph" style:parent-style-name="Heading_20_2">
      <style:paragraph-properties fo:margin-top="0cm" fo:margin-bottom="0cm"/>
      <style:text-properties style:font-name="Arial" fo:font-size="10pt" fo:font-weight="normal" style:font-size-asian="10pt" style:font-weight-asian="normal" style:font-size-complex="10pt" style:font-weight-complex="normal"/>
    </style:style>
    <style:style style:name="P75" style:family="paragraph">
      <style:paragraph-properties fo:text-align="center"/>
      <style:text-properties fo:font-size="18pt"/>
    </style:style>
    <style:style style:name="T1" style:family="text">
      <style:text-properties fo:language="de" fo:country="DE"/>
    </style:style>
    <style:style style:name="T2" style:family="text">
      <style:text-properties fo:font-weight="bold" style:font-weight-asian="bold"/>
    </style:style>
    <style:style style:name="T3" style:family="text">
      <style:text-properties fo:language="de" fo:country="AT"/>
    </style:style>
    <style:style style:name="T4" style:family="text">
      <style:text-properties fo:language="de" fo:country="AT" fo:font-weight="bold" style:font-weight-asian="bold"/>
    </style:style>
    <style:style style:name="T5" style:family="text">
      <style:text-properties fo:font-variant="normal" fo:text-transform="none" fo:language="de" fo:country="DE"/>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forderungsanalyse, Lastenheft, Pflichtenheft</text:p>
      <text:p text:style-name="P6"/>
      <text:p text:style-name="P1"/>
      <text:p text:style-name="P3">Überblick</text:p>
      <text:p text:style-name="P2"/>
      <text:p text:style-name="P10">Anforderungsanalyse</text:p>
      <text:p text:style-name="P10"><text:tab/>Systemanforderungsanalyse</text:p>
      <text:p text:style-name="P10"><text:tab/>SW- / HW-Anforderungsanalyse</text:p>
      <text:p text:style-name="P10"><text:tab/>Erhebungstechniken</text:p>
      <text:p text:style-name="P11"><text:tab/><text:tab/><text:span text:style-name="T3">Interview</text:span></text:p>
      <text:h text:style-name="P20" text:outline-level="2"><text:tab/><text:tab/>Fragebogen</text:h>
      <text:h text:style-name="P20" text:outline-level="2"><text:tab/><text:tab/>Beobachtung</text:h>
      <text:h text:style-name="P20" text:outline-level="2"><text:tab/><text:tab/>Selbstaufschreibung</text:h>
      <text:h text:style-name="P20" text:outline-level="2"><text:tab/><text:tab/>Dokumentenauswertung</text:h>
      <text:h text:style-name="P20" text:outline-level="2"><text:tab/><text:tab/>CRC-Karten (Class Responsibility Collaboration)</text:h>
      <text:h text:style-name="P20" text:outline-level="2"><text:tab/><text:tab/>Snowcards (Anforderungskarten)</text:h>
      <text:h text:style-name="P20" text:outline-level="2"><text:tab/><text:tab/>Problem-Frames</text:h>
      <text:h text:style-name="P20" text:outline-level="2"><text:tab/><text:tab/>QFD – Quality Function Deployment</text:h>
      <text:h text:style-name="P74" text:outline-level="2"><text:span text:style-name="T3"><text:tab/><text:tab/>Anforderungsworkshop</text:span></text:h>
      <text:p text:style-name="P7"/>
      <text:p text:style-name="P22"/>
      <text:p text:style-name="P4">Anforderungsanalyse</text:p>
      <text:p text:style-name="P5">Bei der Anforderungsanalyse werden die Anforderungen des Kunden an die Software, die entwickelt werden soll ermittelt, geordnet, Widersprüche bereinigt und die Anforderungen dokumentiert. Die Anforderungen bilden die Basis für die Spezifikation und für die Validierung am Projektende, ob das Projektziel erreicht wurde bzw. alle Anforderungen erfüllt worden sind.</text:p>
      <text:p text:style-name="P7"/>
      <text:p text:style-name="P5"/>
      <text:p text:style-name="P4">Systemanforderungsanalyse</text:p>
      <text:p text:style-name="P3"/>
      <text:p text:style-name="P14">Input</text:p>
      <text:list xml:id="list41152634" text:style-name="L1">
        <text:list-item>
          <text:p text:style-name="P42">Externe Vorgaben, </text:p>
        </text:list-item>
        <text:list-item>
          <text:p text:style-name="P42">Rahmenbedingungen</text:p>
        </text:list-item>
      </text:list>
      <text:p text:style-name="P14">Output</text:p>
      <text:list xml:id="list41147265" text:style-name="L2">
        <text:list-item>
          <text:p text:style-name="P43">Anwenderforderungen</text:p>
        </text:list-item>
        <text:list-item>
          <text:p text:style-name="P43">SWPÄ-Konzept</text:p>
        </text:list-item>
      </text:list>
      <text:p text:style-name="P33"/>
      <text:list xml:id="list41149443" text:style-name="L3">
        <text:list-header>
          <text:p text:style-name="P57">1. Ist- Aufnahme/- Analyse durchführen</text:p>
        </text:list-header>
      </text:list>
      <text:p text:style-name="P36">Informationen über den Ist- Zustand beschaffen, analysieren und dokumentieren</text:p>
      <text:p text:style-name="P33"/>
      <text:p text:style-name="P34">Organisationsanalyse durchführen:</text:p>
      <text:list xml:id="list41155753" text:style-name="L4">
        <text:list-item>
          <text:p text:style-name="P46">Organisationsanalyse vorbereiten: Zielsetzung/Leistungen der fachlichen Aufgaben ermitteln, Analysetiefe festlegen, Unterlagen für Workshops, Fragebögen vorbereiten</text:p>
        </text:list-item>
        <text:list-item>
          <text:p text:style-name="P46">Geschäftsprozesse aufnehmen: Haupt- Teilgeschäftsprozesse abgrenzen, Schnittstellen zwischen Prozessen festlegen, Geschäftsprozesse im Ist-Modell abbilden.</text:p>
        </text:list-item>
        <text:list-item>
          <text:p text:style-name="P46">Geschäftsprozesse analysieren: Schwachstellen und deren Ursachen ermitteln (Redundanzen, Liegezeiten,…) Bei komplexen Geschäftsprozessen kann eine Simulation des Ist-Modells zur Evaluation sinnvoll sein.</text:p>
        </text:list-item>
        <text:list-item>
          <text:p text:style-name="P46">Analyseergebnisse auswerten: Vorschläge sammeln und priorisieren, Möglichkeiten für IT-Unterstützung ermitteln. Ergebnisse dienen als Ausgangspunkt für die Definition von Anforderungen an eine künftige Aufbau- und Ablauforganisation beim Nutzer und als Basis für weitere Geschäftsprozessmodellierung sowie deren Umsetzung in die Praxis</text:p>
        </text:list-item>
      </text:list>
      <text:p text:style-name="P33"/>
      <text:list xml:id="list41176873" text:continue-list="list41149443" text:style-name="L3">
        <text:list-header>
          <text:p text:style-name="P57">2. Anwendungssystem beschreiben </text:p>
        </text:list-header>
      </text:list>
      <text:p text:style-name="P33">Gesamthorizont für die Funktionalität des Systems spezifizieren; Grobe Systembeschreibung die für weitere Verfeinerungen und Ergänzungen den Rahmen für Anwenderforderungen bildet.</text:p>
      <text:p text:style-name="P33"/>
      <text:p text:style-name="P34">Gesamthorizont hat folgenden Kriterien zu genügen:</text:p>
      <text:list xml:id="list41168741" text:style-name="L5">
        <text:list-item>
          <text:p text:style-name="P47">welche fachlichen Aufgaben werden durch das System unterstützt  Einordnung des Systems in die Organisation bzw. Integrationsumfeld beschreiben.</text:p>
        </text:list-item>
        <text:list-item>
          <text:p text:style-name="P47">Welche Gesamtfunktionalität im Endausbau abgedeckt werden soll und welche Prioritäten dabei erwartet werden.</text:p>
        </text:list-item>
        <text:list-item>
          <text:p text:style-name="P47"><text:soft-page-break/>Das Einsatzkonzept soll so genau sein dass daraus die technische und organisatorische Einsatzumgebung und die Randbedingungen ableitbar sind.</text:p>
        </text:list-item>
        <text:list-item>
          <text:p text:style-name="P47">Quantitative Abschätzungen, die es ermöglichen technische Entscheidungen in der richtigen Größe zu treffen (Rechnerkapazität,…)</text:p>
        </text:list-item>
        <text:list-item>
          <text:p text:style-name="P47">Gesamthorizont muss so präzise sein, dass im weiteren Verlauf entscheidbar ist, wann dieser verlassen wird und dementsprechend technische Entscheidungen neu überdacht werden müssen.</text:p>
        </text:list-item>
        <text:list-item>
          <text:p text:style-name="P47">Berücksichtigen von Standardthemenbereiche; Mögliche Kandidaten zur Wiederverwendung auf der Ebene der Anwenderforderungen im Rahmen der beabsichtigen Entwicklung sind zu benennen.</text:p>
        </text:list-item>
      </text:list>
      <text:p text:style-name="P9"/>
      <text:p text:style-name="P33">Hier ist auch zu beachten, dass die IT-Sicherheitsziele des Systems vom AG vorgegeben werden. Diese werden auch eingebunden.</text:p>
      <text:p text:style-name="P33"/>
      <text:list xml:id="list41175283" text:continue-list="list41176873" text:style-name="L3">
        <text:list-header>
          <text:p text:style-name="P57">3. Kritikalität und Anforderungen an die Qualität definieren</text:p>
        </text:list-header>
      </text:list>
      <text:p text:style-name="P33">Kritikalität wird festgelegt und begründet. Anforderungen hinsichtlich der Qualitätsmerkmale aus der fachlichen Sicht des Anwenders sind zu definieren. (Basis ist die DIN ISO 9126)</text:p>
      <text:p text:style-name="P33">Ausgangspunkt der Aktivität sind die externen Vorgaben, wie sie bei Auftragsvergabe festgelegt sind.</text:p>
      <text:p text:style-name="P33"/>
      <text:list xml:id="list41177878" text:continue-numbering="true" text:style-name="L3">
        <text:list-header>
          <text:p text:style-name="P57">4. Randbedingungen definieren</text:p>
        </text:list-header>
      </text:list>
      <text:p text:style-name="P33">Randbedingungen sind technische, organisatorische und weitere Anforderungen.</text:p>
      <text:p text:style-name="P33"/>
      <text:p text:style-name="P33"><text:span text:style-name="T6">Technik:</text:span> betrifft Anforderungen hinsichtlich der beim technischen Entwurf entstehenden Schnittstellen des Systems, z.B. Schnittstellenstandards</text:p>
      <text:p text:style-name="P33"><text:span text:style-name="T6">Organisation:</text:span> Werden durch Kommunikations-, Kooperations- und Koordinierungsbedarf gesetzt, der bei einer sachgerechten Abwicklung der Geschäftsprozesse zwischen den einzelnen Aufgabenträgern besteht.</text:p>
      <text:p text:style-name="P33"/>
      <text:list xml:id="list41194712" text:continue-numbering="true" text:style-name="L3">
        <text:list-header>
          <text:p text:style-name="P57">5. System fachlich strukturieren</text:p>
        </text:list-header>
      </text:list>
      <text:p text:style-name="P33">System wird fachlich strukturiert und beschrieben. Systemstruktur wird nach Gesichtspunkten der Anwenderwelt modelliert und beschrieben (Vorgaben der angestrebten Geschäftsprozesse). Zur Darstellung sind Ablaufbeschreibungen festzulegen, die Zusammenwirken des Nutzers mit dem System darstellen.</text:p>
      <text:p text:style-name="P33"/>
      <text:p text:style-name="P33">Beschreibungen müssen so detailliert sein, dass fachliche Aspekte bestimmt und gegebenenfalls nötige Klärungen auf Systemebene zwischen Anwender und Realisierer des Systems vollständig und eindeutig herbeigeführt werden können. </text:p>
      <text:p text:style-name="P33">Funktionsbereiche und den darunter liegenden Strukturelementen werden Kritikalitätsstufen zugeordnet.</text:p>
      <text:p text:style-name="P33"/>
      <text:p text:style-name="P33">Die Aufbau- und Ablauforganisation beim Anwender ist festzulegen. Erforderliche personelle Maßnahmen sind zu identifizieren und die Umsetzung einzuleiten.</text:p>
      <text:p text:style-name="P33"/>
      <text:p text:style-name="P33">Ausbildungsmaßnahmen sind zu planen (Schulungsinhalte, Trainer,…)</text:p>
      <text:p text:style-name="P33"/>
      <text:list xml:id="list41196295" text:continue-numbering="true" text:style-name="L3">
        <text:list-header>
          <text:p text:style-name="P57">6. Bedrohung und Risiko Analysieren</text:p>
        </text:list-header>
      </text:list>
      <text:p text:style-name="P33">Wichtig sind die bisher definierten Anwenderforderungen und Informationen über die Einsatzumgebung des Systems</text:p>
      <text:p text:style-name="P33"/>
      <text:p text:style-name="P33">Ermittlung von relevanten Bedrohungen und die damit verbundenen Risiken unter Berücksichtigung der Eintrittswahrscheinlichkeiten der zu erwartenden Schäden.</text:p>
      <text:p text:style-name="P33">Das Ergebnis bildet die Grundlage für die Formulierung der Anforderungen an die IT-Sicherheit.</text:p>
      <text:p text:style-name="P33"/>
      <text:list xml:id="list41198166" text:continue-numbering="true" text:style-name="L3">
        <text:list-header>
          <text:p text:style-name="P57">7. Forderungscontrolling durchführen</text:p>
        </text:list-header>
      </text:list>
      <text:p text:style-name="P33">Dient zur Bewertung der aufgestellten Anwenderforderungen hinsichtlich Realisierbarkeit und Wirtschaftlichkeit und basiert auf Architekturüberlegungen oder bereits einer konkreten Systemarchitektur. Technische und organisatorische Rahmenbedingungen sind als externe Vorgaben zu betrachten.</text:p>
      <text:p text:style-name="P33"/>
      <text:p text:style-name="P33">Anwenderforderungen werden nach folgenden Kriterien analysiert:</text:p>
      <text:list xml:id="list41166742" text:style-name="L6">
        <text:list-item>
          <text:p text:style-name="P60">Plausibilität der definierten Anforderungen</text:p>
        </text:list-item>
        <text:list-item>
          <text:p text:style-name="P60">Plausibilität der IT-Sicherheitsanforderungen</text:p>
        </text:list-item>
        <text:list-item>
          <text:p text:style-name="P60">Beherrschbare Komplexität der aufgestellten Anforderungen</text:p>
        </text:list-item>
        <text:list-item>
          <text:p text:style-name="P60">Möglichkeiten für den Einsatz von Fertigprodukten</text:p>
        </text:list-item>
        <text:list-item>
          <text:p text:style-name="P60">Möglichkeiten der Realisierung über die vorhandene IT-Infrastruktur</text:p>
        </text:list-item>
        <text:list-item>
          <text:p text:style-name="P60">Reduzierung vorhabenspezifischer Ausprägungen</text:p>
        </text:list-item>
        <text:list-item>
          <text:p text:style-name="P60">Kostenschätzung für die einzelnen Anforderungen (soweit isolierbar)</text:p>
        </text:list-item>
      </text:list>
      <text:p text:style-name="P33"/>
      <text:p text:style-name="P33"><text:soft-page-break/>Ergebnisse führen zu Vorschlägen/Reduzierung von Anforderungen. Es ist auch Sicherzustellen dass die Projektziele nicht gefährdet werden. Forderungscontrolling erfordert einen Dialog zwischen Anwendern und Vertretern der Auftraggeber. </text:p>
      <text:p text:style-name="P33"/>
      <text:list xml:id="list41192006" text:continue-list="list41198166" text:style-name="L3">
        <text:list-header>
          <text:p text:style-name="P57">8. Software-Pflege und Änderungs-Konzept erstellen</text:p>
        </text:list-header>
      </text:list>
      <text:p text:style-name="P33">Festlegung aller organisatorischen und technischen Maßnahmen für die Software-Pflege und –Änderung (SWPÄ) während des Betriebs. Hier müssen Entscheidungen getroffen werden ob Anteile extern vergeben werden.</text:p>
      <text:p text:style-name="P33">Das SWPÄ kann parallel zum weiteren Entwicklungsgang ergänzt werden.</text:p>
      <text:p text:style-name="P33"/>
      <text:p text:style-name="P33">Berücksichtigt:</text:p>
      <text:p text:style-name="P33"><text:tab/>Notwendige Personen und Ressourcen</text:p>
      <text:p text:style-name="P33"><text:tab/>Verteilung von Kompetenzen und Verantwortlichkeiten</text:p>
      <text:p text:style-name="P33"><text:tab/>Beschreibung der Prozesse zur Durchführung</text:p>
      <text:p text:style-name="P33"><text:tab/>SWPÄ von Fertigprodukten</text:p>
      <text:p text:style-name="P39"/>
      <text:p text:style-name="P33"/>
      <text:p text:style-name="P56">SW- / HW-Anforderungsanalyse</text:p>
      <text:p text:style-name="P9"/>
      <text:p text:style-name="P14">Input</text:p>
      <text:list xml:id="list41137830" text:style-name="L15">
        <text:list-item>
          <text:p text:style-name="P44">Anwenderforderungen</text:p>
        </text:list-item>
        <text:list-item>
          <text:p text:style-name="P44">Systemarchitektur</text:p>
        </text:list-item>
        <text:list-item>
          <text:p text:style-name="P44">Schnittstellenbeschreibung</text:p>
        </text:list-item>
        <text:list-item>
          <text:p text:style-name="P44">Betriebsinformation</text:p>
        </text:list-item>
        <text:list-item>
          <text:p text:style-name="P44">Technische Anforderungen</text:p>
        </text:list-item>
      </text:list>
      <text:p text:style-name="P9">Output</text:p>
      <text:list xml:id="list41163108" text:style-name="L16">
        <text:list-item>
          <text:p text:style-name="P45">Technische Anforderung</text:p>
        </text:list-item>
        <text:list-item>
          <text:p text:style-name="P45">Betriebsinformationen</text:p>
        </text:list-item>
      </text:list>
      <text:p text:style-name="P5"/>
      <text:p text:style-name="P5"/>
      <text:p text:style-name="P9"/>
      <text:p text:style-name="P30">SW-/HW-Anforderungsanalyse</text:p>
      <text:p text:style-name="P30"/>
      <text:p text:style-name="P30"><draw:frame text:anchor-type="as-char" svg:y="0cm" draw:z-index="0" draw:name="Picture 1" draw:style-name="gr1" draw:text-style-name="P75" svg:width="14.414cm" svg:height="10.249cm"><draw:image xlink:href="Pictures/200001A400002EE600002167E0D33711.wmf" xlink:type="simple" xlink:show="embed" xlink:actuate="onLoad"><text:p/></draw:image></draw:frame></text:p>
      <text:p text:style-name="P33"/>
      <text:p text:style-name="P33">Es werden die Technischen Anforderungen und die Betriebsinformationen bezogen auf die SW- oder HW-Einheit erweitert.</text:p>
      <text:p text:style-name="P33">Ausgangspunkt dafür bilden die Anwenderforderungen, Systemarchitektur und die Technischen <text:soft-page-break/>Informationen.</text:p>
      <text:p text:style-name="P33">Es <text:s/>sind allgemeine Anforderungen, Anforderungen an Schnittstellen, an die Funktionalität, an Qualitätsmerkmale und an SW-Entwicklungsumgebung und SWPÄ-Umgebung zu analysieren und zu definieren.</text:p>
      <text:p text:style-name="P33">Die erstellten Betriebsinformationen sind um SW-/HW-bezogene Angaben zu ergänzen. Es sind alle diejenigen Angaben zu erarbeiten, die für die Anwenderdokumentation notwendig sind.</text:p>
      <text:p text:style-name="P33"/>
      <text:list xml:id="list41166143" text:style-name="L17">
        <text:list-header>
          <text:p text:style-name="P58">1. Allgemeine Anforderungen aus Sicht der SW-/HW-Einheit definieren</text:p>
        </text:list-header>
      </text:list>
      <text:p text:style-name="P33">Es werden Allgemeine Anforderungen die sich ergeben festgehalten. Z.B. Anforderungen bezüglich der Realisierung der internen Schnittstellen (durch die pauschale Benennung von Schnittstellen)</text:p>
      <text:p text:style-name="P33"/>
      <text:list xml:id="list41203349" text:continue-numbering="true" text:style-name="L17">
        <text:list-header>
          <text:p text:style-name="P58">2. Anforderungen an die externen Schnittstellen der SW-/HW-Einheit</text:p>
        </text:list-header>
      </text:list>
      <text:p text:style-name="P34">Technische Einsatzumgebung:</text:p>
      <text:p text:style-name="P33">Anforderungen an die Einsatzumgebung und an weitere externe Schnittstellen der SW-Einheit/HW-Einheit im operationellen Betrieb zu präzisieren</text:p>
      <text:p text:style-name="P33">Definiert werden muss vor allem auch das geforderte Zeitverhalten.</text:p>
      <text:p text:style-name="P33"/>
      <text:p text:style-name="P33"/>
      <text:p text:style-name="P34">Nutzerschnittstellen:</text:p>
      <text:p text:style-name="P33">Mensch-Maschine-Schnittstelle</text:p>
      <text:p text:style-name="P33">Hier sind Anforderungen z.B. an bereitzustellende Dienste und auszutauschende Informationen, an Bildschirmaufbau, Syntax und Semantik zu präzisieren. Abzustimmen mit denen die für Entwicklung von Verfahrensbeschreibungen und Handbüchern beauftragt sind.</text:p>
      <text:p text:style-name="P33"/>
      <text:p text:style-name="P34">HW-Schnittstellen</text:p>
      <text:p text:style-name="P33">Anforderungen an die Schnittstellen bzgl. Elektrischer, optischer,… zu präzisieren. Schnittstellen zu HW-Einheiten kann auch eine HW-Nutzerschnittstelle umfassen(Knöpfe,…)</text:p>
      <text:p text:style-name="P33"/>
      <text:list xml:id="list41200711" text:continue-numbering="true" text:style-name="L17">
        <text:list-header>
          <text:p text:style-name="P58">3. Anforderungen an die Funktionalität definieren</text:p>
        </text:list-header>
      </text:list>
      <text:p text:style-name="P33">Die von der SW-Einheit / HW- Einheit zu realisierende Funktionalität ist zu identifizieren und festzuschreiben. Reaktionen der SW/HW Einheit im Normal oder Ausnahmefall sind zu definieren.</text:p>
      <text:p text:style-name="P33"/>
      <text:list xml:id="list41199252" text:continue-numbering="true" text:style-name="L17">
        <text:list-header>
          <text:p text:style-name="P61"><text:span text:style-name="T2">4. Anforderungen an die Qualität</text:span>Basis DIN ISO 9126</text:p>
        </text:list-header>
      </text:list>
      <text:p text:style-name="P33"/>
      <text:list xml:id="list41190382" text:continue-numbering="true" text:style-name="L17">
        <text:list-header>
          <text:p text:style-name="P63">5. Anforderungen an Entwicklungs- und SWPÄ-Umgebung definieren</text:p>
        </text:list-header>
      </text:list>
      <text:p text:style-name="P33">Wenn diese von den entsprechenden Anforderungen an das System abweichen. Zur Entwicklungsumgebung zählen auch Integrations- und Prüfeinrichtungen, die während der Entwicklung und SWPÄ eines SW/HW Einheit notwendig sind.</text:p>
      <text:p text:style-name="P35"/>
      <text:p text:style-name="P23">Erhebungstechniken</text:p>
      <text:p text:style-name="P15">Zur Erhebung und Bestimmung der Anforderungen gibt es verschiedene Erhebungs- und Analysetechniken, die im Folgenden erklärt werden:</text:p>
      <text:p text:style-name="P24"/>
      <text:p text:style-name="P15"/>
      <text:h text:style-name="P19" text:outline-level="2">Interview</text:h>
      <text:p text:style-name="P15">Das Interview wird am häufigsten zur Istaufnahme verwendet. In Verbindung mit dem Interview werden auch häufig Fragebögen oder Dokumentenauswertung benutzt. Es zählt, wie die Beobachtung, zu den direkten Erfassungsmethoden.</text:p>
      <text:p text:style-name="P15">Bei Erhebungen über ein System mit komplexen Zusammenhängen sind halb oder nicht standardisierte Interviewformen am besten geeignet, wobei standardisierte Interviews sich für eine breite Erhebung eignen.</text:p>
      <text:p text:style-name="P16">Vorteile:</text:p>
      <text:list xml:id="list41141497" text:style-name="L18">
        <text:list-item>
          <text:p text:style-name="P65">Vertiefung durch Zusatzfragen und Verständnisfragen</text:p>
        </text:list-item>
        <text:list-item>
          <text:p text:style-name="P65">Motivation der Befragten</text:p>
        </text:list-item>
      </text:list>
      <text:p text:style-name="P16">Nachteile</text:p>
      <text:list xml:id="list41139655" text:style-name="L19">
        <text:list-item>
          <text:p text:style-name="P66">Hoher Zeitaufwand</text:p>
        </text:list-item>
        <text:list-item>
          <text:p text:style-name="P66">Hohe Anforderungen an den Interviewer</text:p>
        </text:list-item>
      </text:list>
      <text:p text:style-name="P32"/>
      <text:p text:style-name="P31"/>
      <text:h text:style-name="P19" text:outline-level="2">Fragebogen</text:h>
      <text:p text:style-name="P15">Dieser ist eine geordnete Menge von Fragen, die vom Befragten schriftlich beantwortet werden soll. Der Fragebogen sollte stets nur als ergänzendes Hilfsmittel eingesetzt werden.</text:p>
      <text:p text:style-name="P15">Die Fragen eines Fragebogens sollten im Vorfeld gut durchdacht sein und vorher auch festgelegt werden, welche Aussage durch die Antworten getroffen werden bzw. inwieweit diese bei der Auswertung eine Rolle spielen. Vor der eigentlichen Durchführung der Befragung sollte der Fragebogen einer Testgruppe vorgelegt werden.</text:p>
      <text:p text:style-name="P16">Vorteile:</text:p>
      <text:list xml:id="list41166432" text:style-name="L20">
        <text:list-item>
          <text:p text:style-name="P67">Schriftliche Ergebnisse</text:p>
        </text:list-item>
        <text:list-item>
          <text:p text:style-name="P67">Anwendung der Wahrscheinlichkeitsrechnung</text:p>
        </text:list-item>
        <text:list-item>
          <text:p text:style-name="P67">Geringe Kosten</text:p>
        </text:list-item>
      </text:list>
      <text:p text:style-name="P16">Nachteile:</text:p>
      <text:list xml:id="list41165505" text:style-name="L21">
        <text:list-item>
          <text:p text:style-name="P68">Geringe Antwortquote</text:p>
        </text:list-item>
        <text:list-item>
          <text:p text:style-name="P68">Missverständnisse möglich</text:p>
        </text:list-item>
        <text:list-item>
          <text:p text:style-name="P68">Aufwändige Auswertung bei freien Fragen</text:p>
        </text:list-item>
      </text:list>
      <text:p text:style-name="P32"/>
      <text:p text:style-name="P31"/>
      <text:h text:style-name="P19" text:outline-level="2">Beobachtung</text:h>
      <text:p text:style-name="P15">Bei einer Beobachtung soll der Informationsbedarf durch sinnliche Wahrnehmungen des Systemplaners gedeckt werden. Tätigkeiten, die als „selbstverständlich“ empfunden werden, können leichter durch Beobachtung als durch Interviews erhoben werden.</text:p>
      <text:p text:style-name="P15">Dauerbeobachtungen bieten große Genauigkeit und Vollständigkeit, werden aber selten angewandt, da sie sehr zeitaufwändig und psychologisch belastend sowie die Gefahr vor Verfälschungen mit sich bringen.</text:p>
      <text:p text:style-name="P24">Vor allem im Bereich der traditionellen Arbeitsplatz- und Arbeitszeitgestaltung werden Beobachtungstechniken eingesetzt.<text:line-break/></text:p>
      <text:p text:style-name="P15"/>
      <text:h text:style-name="P19" text:outline-level="2">Selbstaufschreibung</text:h>
      <text:p text:style-name="P15">Die Selbstaufschreibung ist die strukturierte Aufzeichnung (Dokumentation) relevanter Ereignisse und Handlungen des Aufgabenträger ohne direkte Mitwirkung des Systemplaners.</text:p>
      <text:p text:style-name="P15">Vorgehensrahmen: Aufnahmefestlegung, Aufnahmevorbereitung, Mitarbeiterinformation, Durchführung, Auswertung</text:p>
      <text:p text:style-name="P16">Vorteile</text:p>
      <text:list xml:id="list41139601" text:style-name="L22">
        <text:list-item>
          <text:p text:style-name="P69">Totalaufnahme</text:p>
        </text:list-item>
        <text:list-item>
          <text:p text:style-name="P69">Entlastung des Systemplaners</text:p>
        </text:list-item>
      </text:list>
      <text:p text:style-name="P16">Nachteile</text:p>
      <text:list xml:id="list41149944" text:style-name="L23">
        <text:list-item>
          <text:p text:style-name="P70">Bewusste Verfälschung</text:p>
        </text:list-item>
        <text:list-item>
          <text:p text:style-name="P70">Widerstände der Aufgabenträger</text:p>
        </text:list-item>
      </text:list>
      <text:p text:style-name="P32"/>
      <text:p text:style-name="P31"/>
      <text:h text:style-name="P19" text:outline-level="2">Dokumentenauswertung</text:h>
      <text:p text:style-name="P15">Die Dokumentenauswertung ist meist eine sehr einfache Variante der Informationsgewinnung, da die <text:soft-page-break/>Dokumente natürlich schon vorhanden sind.</text:p>
      <text:p text:style-name="P15">Es gibt verschiedene Dokumente, die ausgewertet werden können:</text:p>
      <text:list xml:id="list41142313" text:style-name="L24">
        <text:list-item>
          <text:p text:style-name="P48"><text:span text:style-name="T4">Dokumentation des bestehenden Systems <text:line-break/></text:span><text:span text:style-name="T3">(Vollständigkeit, Hinlänglichkeit und Aktualität der Unterlagen ist wichtig)</text:span></text:p>
        </text:list-item>
        <text:list-item>
          <text:p text:style-name="P48"><text:span text:style-name="T4">Vorhandene Studien über das bestehende System<text:line-break/></text:span><text:span text:style-name="T3">Frühere Lösungsversuche für ein bereits schon länger vorhandenes Problem werden ausgewertet.</text:span></text:p>
        </text:list-item>
        <text:list-item>
          <text:p text:style-name="P48"><text:span text:style-name="T4">Belege und Formulare<text:line-break/></text:span><text:span text:style-name="T3">Analyse aller Belege, die in dem zu untersuchenden Bereich verwendet oder produziert wurden. </text:span></text:p>
        </text:list-item>
      </text:list>
      <text:p text:style-name="P40"/>
      <text:p text:style-name="P41"/>
      <text:h text:style-name="P19" text:outline-level="2">CRC-Karten (Class Responsibility Collaboration)</text:h>
      <text:p text:style-name="P15">Durch CRC-Karten geschieht die „spielerische“ Ermittlung der Anforderungen in kreativer Gruppenarbeit (5-6 Mitarbeiter).</text:p>
      <text:p text:style-name="P15">Das Ziel des CRC ist, ausgehend von Anwendungsfällen ein Klassenmodell aufzubauen, wobei jede Klasse zumindest durch ihre Verantwortlichkeiten und Kooperationen beschrieben wird.</text:p>
      <text:p text:style-name="P16">Ablauf einer CRC-Sitzung:</text:p>
      <text:list xml:id="list41155990" text:style-name="L25">
        <text:list-item>
          <text:p text:style-name="P71">Zusammenstellen der Gruppe</text:p>
        </text:list-item>
        <text:list-item>
          <text:p text:style-name="P71">Vorbereitung der Sitzung</text:p>
        </text:list-item>
        <text:list-item>
          <text:p text:style-name="P71">Gemeinsames Finden der Klassen: Brainstorming, </text:p>
        </text:list-item>
        <text:list-item>
          <text:p text:style-name="P71">Klasse werden gebildet</text:p>
        </text:list-item>
        <text:list-item>
          <text:p text:style-name="P71">Verantwortlichkeiten der Klassen zuteilen</text:p>
        </text:list-item>
        <text:list-item>
          <text:p text:style-name="P71">Über und Unterklassen definieren</text:p>
        </text:list-item>
        <text:list-item>
          <text:p text:style-name="P71">Durchspielen von Szenarien</text:p>
        </text:list-item>
        <text:list-item>
          <text:p text:style-name="P71">Dokumentation</text:p>
        </text:list-item>
      </text:list>
      <text:p text:style-name="P16">Vorteile:</text:p>
      <text:list xml:id="list41139906" text:style-name="L26">
        <text:list-item>
          <text:p text:style-name="P72">„Low Tech“ – Ansatz, kann überall durchgeführt werden</text:p>
        </text:list-item>
        <text:list-item>
          <text:p text:style-name="P72">Beteiligte erleben „physisch“, wie das System funktioniert</text:p>
        </text:list-item>
        <text:list-item>
          <text:p text:style-name="P72">Fördert <text:s/>die Kreativität</text:p>
        </text:list-item>
      </text:list>
      <text:p text:style-name="P16">Nachteile:</text:p>
      <text:list xml:id="list41137811" text:style-name="L27">
        <text:list-item>
          <text:p text:style-name="P73">wenig formales Verfahren</text:p>
        </text:list-item>
        <text:list-item>
          <text:p text:style-name="P73">Ergebnis eignet sich nur als Grobentwurf, Implementierungsdetails fehlen</text:p>
        </text:list-item>
      </text:list>
      <text:p text:style-name="P32"/>
      <text:p text:style-name="P31"/>
      <text:h text:style-name="P19" text:outline-level="2">Snowcards (Anforderungskarten)</text:h>
      <text:p text:style-name="P15">Diese Methode dient der einfachen Erfassung von Anforderungen. Auf durchnummerierten Karten wird je eine Anforderung mit Erfüllungskriterien notiert, der Autor gibt die Art der Anforderung sowie eine Priorität an.</text:p>
      <text:p text:style-name="P24"/>
      <text:p text:style-name="P15"/>
      <text:h text:style-name="P19" text:outline-level="2">Problem-Frames</text:h>
      <text:p text:style-name="P15">Dieses Verfahren lenkt die Aufmerksamkeit auf die Problemanalyse und vermeidet dadurch eine zu frühe Entwicklung von Lösungsansätzen. Das gestellte Problem wird dabei in kleine Teilprobleme zerlegt und bestimmten vorgegebenen Problemtypen zugeordnet.</text:p>
      <text:p text:style-name="P24"/>
      <text:p text:style-name="P15"/>
      <text:h text:style-name="P19" text:outline-level="2">QFD – Quality Function Deployment</text:h>
      <text:p text:style-name="P15">QFD bringt die oft sehr vagen Wünsche der Kunden in konsistent formulierte, definierte und messbare Anforderungen. Durch eine Bewertungsmatrix werden den Produktmerkmalen hinsichtlich der zu erwartenden Kundenzufriedenheit Prioritäten zugeordnet. Aus dieser Methode lässt sich schließen, welche Anforderungen für den Kunden ein Muss sind und welche nur „nice to have“ sind.</text:p>
      <text:p text:style-name="P24"/>
      <text:p text:style-name="P15"/>
      <text:h text:style-name="P19" text:outline-level="2">Anforderungsworkshop</text:h>
      <text:p text:style-name="P15">Hierbei erarbeiten die Vertreter aller wichtigen Interessensgruppen (Stakeholder) die Anforderungen eines Systems. Ein solcher Workshop dauert im Normalfall 2 bis maximal 5 Tage. Ein Moderator leitet den Workshop und ein Protokollführer sammelt die Ergebnisse. Am Anfang werden die Anforderungen mit einem Brainstorming gefiltert, geordnet, konkret formuliert und priorisiert. Dabei sind auch die oben angeführten Methoden einsetzbar.</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1"/>
    </style:style>
    <style:style style:name="ListLabel_20_2" style:display-name="ListLabel 2" style:family="text">
      <style:text-properties style:font-name-asian="Times New Roman2" style:font-name-complex="Times New Roman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iner Denkmair</meta:initial-creator>
    <meta:creation-date>2010-01-12T10:28:49.46</meta:creation-date>
    <meta:generator>OpenOffice.org/3.1$Win32 OpenOffice.org_project/310m19$Build-9420</meta:generator>
    <dc:date>2010-03-21T21:07:28.07</dc:date>
    <dc:creator>RD RD</dc:creator>
    <meta:editing-duration>PT06H19M45S</meta:editing-duration>
    <meta:editing-cycles>16</meta:editing-cycles>
    <meta:document-statistic meta:table-count="0" meta:image-count="0" meta:object-count="0" meta:page-count="6" meta:paragraph-count="178" meta:word-count="1692" meta:character-count="14382"/>
  </office:meta>
</office:document-meta>
</file>